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6868in" fo:margin-left="0in" fo:margin-top="0in" fo:margin-bottom="0in" table:align="left"/>
    </style:style>
    <style:style style:name="Table1.A" style:family="table-column">
      <style:table-column-properties style:column-width="6.686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="0.0694in" fo:border="none">
        <style:background-image/>
      </style:table-cell-properties>
    </style:style>
    <style:style style:name="Table2" style:family="table">
      <style:table-properties style:width="6.6868in" fo:margin-left="0in" fo:margin-top="0in" fo:margin-bottom="0in" table:align="left"/>
    </style:style>
    <style:style style:name="Table2.A" style:family="table-column">
      <style:table-column-properties style:column-width="6.686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="0.0694in" fo:border="none">
        <style:background-image/>
      </style:table-cell-properties>
    </style:style>
    <style:style style:name="Table3" style:family="table">
      <style:table-properties style:width="6.6868in" fo:margin-left="0in" fo:margin-top="0in" fo:margin-bottom="0in" table:align="left"/>
    </style:style>
    <style:style style:name="Table3.A" style:family="table-column">
      <style:table-column-properties style:column-width="6.686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="0.0694in" fo:border="none">
        <style:background-image/>
      </style:table-cell-properties>
    </style:style>
    <style:style style:name="Table4" style:family="table">
      <style:table-properties style:width="6.6868in" fo:margin-left="0in" fo:margin-top="0in" fo:margin-bottom="0in" table:align="left"/>
    </style:style>
    <style:style style:name="Table4.A" style:family="table-column">
      <style:table-column-properties style:column-width="6.686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="0.0694in" fo:border="none">
        <style:background-image/>
      </style:table-cell-properties>
    </style:style>
    <style:style style:name="Table5" style:family="table">
      <style:table-properties style:width="6.6868in" fo:margin-left="0in" fo:margin-top="0in" fo:margin-bottom="0in" table:align="left"/>
    </style:style>
    <style:style style:name="Table5.A" style:family="table-column">
      <style:table-column-properties style:column-width="6.686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="0.0694in" fo:border="none">
        <style:background-image/>
      </style:table-cell-properties>
    </style:style>
    <style:style style:name="Table6" style:family="table">
      <style:table-properties style:width="6.6771in" fo:margin-left="0in" fo:margin-top="0in" fo:margin-bottom="0in" table:align="left"/>
    </style:style>
    <style:style style:name="Table6.A" style:family="table-column">
      <style:table-column-properties style:column-width="1.7396in"/>
    </style:style>
    <style:style style:name="Table6.B" style:family="table-column">
      <style:table-column-properties style:column-width="4.936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cccccc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6.B1" style:family="table-cell">
      <style:table-cell-properties fo:background-color="#cccccc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6.A2" style:family="table-cell">
      <style:table-cell-properties fo:background-color="#efefef" fo:padding-left="0.075in" fo:padding-right="0.075in" fo:padding-top="0in" fo:padding-bottom="0in" fo:border-left="none" fo:border-right="0.5pt solid #d9d9d9" fo:border-top="0.5pt solid #d9d9d9" fo:border-bottom="none">
        <style:background-image/>
      </style:table-cell-properties>
    </style:style>
    <style:style style:name="Table6.B2" style:family="table-cell">
      <style:table-cell-properties fo:background-color="#efefef" fo:padding-left="0.075in" fo:padding-right="0.075in" fo:padding-top="0in" fo:padding-bottom="0in" fo:border-left="0.5pt solid #d9d9d9" fo:border-right="none" fo:border-top="0.5pt solid #d9d9d9" fo:border-bottom="none">
        <style:background-image/>
      </style:table-cell-properties>
    </style:style>
    <style:style style:name="Table6.A3" style:family="table-cell">
      <style:table-cell-properties fo:padding="0.0694in" fo:border="none"/>
    </style:style>
    <style:style style:name="Table6.B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6" style:family="table-cell">
      <style:table-cell-properties fo:padding="0.0694in" fo:border="none"/>
    </style:style>
    <style:style style:name="Table6.B6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9" style:family="table-cell">
      <style:table-cell-properties fo:padding="0.0694in" fo:border="none"/>
    </style:style>
    <style:style style:name="Table6.B9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1" style:family="table-cell">
      <style:table-cell-properties fo:padding="0.0694in" fo:border="none"/>
    </style:style>
    <style:style style:name="Table6.B11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B12" style:family="table-cell">
      <style:table-cell-properties fo:background-color="#f2f2f2" fo:padding-left="0.075in" fo:padding-right="0.075in" fo:padding-top="0in" fo:padding-bottom="0in" fo:border-left="0.5pt solid #d9d9d9" fo:border-right="none" fo:border-top="none" fo:border-bottom="none">
        <style:background-image/>
      </style:table-cell-properties>
    </style:style>
    <style:style style:name="Table6.A13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3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5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5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18" style:family="table-cell">
      <style:table-cell-properties fo:padding-left="0.075in" fo:padding-right="0.075in" fo:padding-top="0in" fo:padding-bottom="0in" fo:border-left="none" fo:border-right="0.5pt solid #d9d9d9" fo:border-top="none" fo:border-bottom="none"/>
    </style:style>
    <style:style style:name="Table6.B18" style:family="table-cell">
      <style:table-cell-properties fo:padding-left="0.075in" fo:padding-right="0.075in" fo:padding-top="0in" fo:padding-bottom="0in" fo:border-left="0.5pt solid #d9d9d9" fo:border-right="none" fo:border-top="none" fo:border-bottom="none"/>
    </style:style>
    <style:style style:name="Table6.A20" style:family="table-cell">
      <style:table-cell-properties fo:padding-left="0.075in" fo:padding-right="0.075in" fo:padding-top="0in" fo:padding-bottom="0in" fo:border-left="none" fo:border-right="0.5pt solid #d9d9d9" fo:border-top="none" fo:border-bottom="0.5pt solid #f2f2f2"/>
    </style:style>
    <style:style style:name="Table6.B20" style:family="table-cell">
      <style:table-cell-properties fo:padding-left="0.075in" fo:padding-right="0.075in" fo:padding-top="0in" fo:padding-bottom="0in" fo:border-left="0.5pt solid #d9d9d9" fo:border-right="none" fo:border-top="none" fo:border-bottom="1pt solid #f2f2f2"/>
    </style:style>
    <style:style style:name="Table7" style:family="table">
      <style:table-properties style:width="6.6868in" fo:margin-left="0in" fo:margin-top="0in" fo:margin-bottom="0in" table:align="left"/>
    </style:style>
    <style:style style:name="Table7.A" style:family="table-column">
      <style:table-column-properties style:column-width="6.686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9d9d9" fo:padding="0.0694in" fo:border="none">
        <style:background-image/>
      </style:table-cell-properties>
    </style:style>
    <style:style style:name="P1" style:family="paragraph" style:parent-style-name="Standard">
      <style:text-properties fo:background-color="#ffffff"/>
    </style:style>
    <style:style style:name="P2" style:family="paragraph" style:parent-style-name="Standard">
      <style:paragraph-properties fo:orphans="0" fo:widows="0"/>
      <style:text-properties fo:background-color="#ffffff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font-weight="bold" style:font-weight-asian="bold" fo:background-color="#ffffff"/>
    </style:style>
    <style:style style:name="P6" style:family="paragraph" style:parent-style-name="Standard">
      <style:paragraph-properties fo:orphans="0" fo:widows="0"/>
      <style:text-properties fo:font-weight="bold" style:font-weight-asian="bold" fo:background-color="#ffffff"/>
    </style:style>
    <style:style style:name="P7" style:family="paragraph" style:parent-style-name="Standard">
      <style:paragraph-properties fo:line-height="100%" fo:orphans="0" fo:widows="0"/>
      <style:text-properties fo:font-weight="bold" style:font-weight-asian="bold" fo:background-color="#ffffff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orphans="0" fo:widows="0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indent="0.5in" style:auto-text-indent="false"/>
      <style:text-properties fo:background-color="#ffffff"/>
    </style:style>
    <style:style style:name="P1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/>
    </style:style>
    <style:style style:name="P14" style:family="paragraph" style:parent-style-name="Standard" style:list-style-name="WWNum4">
      <style:paragraph-properties fo:margin-left="0.5in" fo:margin-right="0in" fo:orphans="0" fo:widows="0" fo:text-indent="-0.25in" style:auto-text-indent="false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16" style:family="paragraph" style:parent-style-name="Standard">
      <style:paragraph-properties fo:margin-left="0.5in" fo:margin-right="0in" fo:text-indent="0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  <style:text-properties fo:font-weight="bold" style:font-weight-asian="bold" fo:background-color="#ffffff"/>
    </style:style>
    <style:style style:name="P18" style:family="paragraph" style:parent-style-name="Standard">
      <style:paragraph-properties fo:margin-left="0.5in" fo:margin-right="0in" fo:line-height="100%" fo:orphans="0" fo:widows="0" fo:text-indent="0in" style:auto-text-indent="false"/>
      <style:text-properties fo:background-color="#ffffff"/>
    </style:style>
    <style:style style:name="P19" style:family="paragraph" style:parent-style-name="Standard">
      <style:paragraph-properties fo:margin-left="0.5in" fo:margin-right="0in" fo:orphans="0" fo:widows="0" fo:text-indent="0in" style:auto-text-indent="false"/>
      <style:text-properties fo:background-color="#ffffff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.0835in" fo:margin-bottom="0.1665in" loext:contextual-spacing="false" fo:line-height="100%" fo:text-indent="0in" style:auto-text-indent="false"/>
    </style:style>
    <style:style style:name="P22" style:family="paragraph" style:parent-style-name="Standard">
      <style:paragraph-properties fo:margin-left="0in" fo:margin-right="0in" fo:margin-top="0.0835in" fo:margin-bottom="0.1665in" loext:contextual-spacing="false" fo:line-height="100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weight="bold" style:font-weight-asian="bold" fo:background-color="#ffffff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background-color="#ffffff"/>
    </style:style>
    <style:style style:name="P25" style:family="paragraph" style:parent-style-name="Standard">
      <style:paragraph-properties fo:margin-left="0in" fo:margin-right="0in" fo:orphans="0" fo:widows="0" fo:text-indent="0in" style:auto-text-indent="false"/>
      <style:text-properties fo:background-color="#ffffff"/>
    </style:style>
    <style:style style:name="P26" style:family="paragraph" style:parent-style-name="Standard">
      <style:paragraph-properties fo:margin-top="0in" fo:margin-bottom="0.139in" loext:contextual-spacing="false" fo:line-height="100%"/>
    </style:style>
    <style:style style:name="P27" style:family="paragraph" style:parent-style-name="Standard">
      <style:paragraph-properties fo:margin-top="0.0835in" fo:margin-bottom="0.1665in" loext:contextual-spacing="false" fo:line-height="100%"/>
    </style:style>
    <style:style style:name="P28" style:family="paragraph" style:parent-style-name="Standard">
      <style:paragraph-properties fo:margin-top="0.0835in" fo:margin-bottom="0.1665in" loext:contextual-spacing="false" fo:line-height="100%" fo:text-align="start" style:justify-single-word="false"/>
    </style:style>
    <style:style style:name="P29" style:family="paragraph" style:parent-style-name="Standard" style:list-style-name="WWNum3">
      <style:paragraph-properties fo:margin-left="0.2602in" fo:margin-right="0in" fo:text-indent="-0.25in" style:auto-text-indent="false"/>
    </style:style>
    <style:style style:name="P30" style:family="paragraph" style:parent-style-name="Standard" style:list-style-name="WWNum1">
      <style:paragraph-properties fo:margin-left="0.2602in" fo:margin-right="0in" fo:orphans="0" fo:widows="0" fo:text-indent="-0.25in" style:auto-text-indent="false"/>
    </style:style>
    <style:style style:name="P31" style:family="paragraph" style:parent-style-name="Standard" style:list-style-name="WWNum1">
      <style:paragraph-properties fo:margin-left="0.2602in" fo:margin-right="0in" fo:line-height="100%" fo:orphans="0" fo:widows="0" fo:text-indent="-0.25in" style:auto-text-indent="false"/>
    </style:style>
    <style:style style:name="P32" style:family="paragraph" style:parent-style-name="Standard" style:list-style-name="WWNum2">
      <style:paragraph-properties fo:margin-left="0.2602in" fo:margin-right="0in" fo:line-height="100%" fo:orphans="0" fo:widows="0" fo:text-indent="-0.25in" style:auto-text-indent="false"/>
    </style:style>
    <style:style style:name="P33" style:family="paragraph" style:parent-style-name="Standard" style:list-style-name="WWNum8">
      <style:paragraph-properties fo:margin-left="0.2602in" fo:margin-right="0in" fo:line-height="100%" fo:orphans="0" fo:widows="0" fo:text-indent="-0.25in" style:auto-text-indent="false"/>
    </style:style>
    <style:style style:name="P34" style:family="paragraph" style:parent-style-name="Standard" style:list-style-name="WWNum7">
      <style:paragraph-properties fo:margin-left="0.2602in" fo:margin-right="0in" fo:line-height="100%" fo:orphans="0" fo:widows="0" fo:text-indent="-0.25in" style:auto-text-indent="false"/>
    </style:style>
    <style:style style:name="P35" style:family="paragraph" style:parent-style-name="Standard" style:list-style-name="WWNum6">
      <style:paragraph-properties fo:margin-left="0.2398in" fo:margin-right="0in" fo:text-align="justify" style:justify-single-word="false" fo:text-indent="-0.198in" style:auto-text-indent="false"/>
    </style:style>
    <style:style style:name="P36" style:family="paragraph" style:parent-style-name="Standard" style:master-page-name="Standard">
      <style:paragraph-properties style:page-number="1"/>
    </style:style>
    <style:style style:name="P37" style:family="paragraph">
      <loext:graphic-properties draw:fill="solid" draw:fill-color="#a0a0a0"/>
      <style:paragraph-properties fo:text-align="center"/>
    </style:style>
    <style:style style:name="T1" style:family="text">
      <style:text-properties fo:font-weight="bold" fo:background-color="#d9d9d9" loext:char-shading-value="0" style:font-weight-asian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fo:background-color="#ffffff"/>
    </style:style>
    <style:style style:name="T4" style:family="text">
      <style:text-properties fo:background-color="#ffffff"/>
    </style:style>
    <style:style style:name="T5" style:family="text">
      <style:text-properties fo:color="#1155cc" style:text-underline-style="solid" style:text-underline-width="auto" style:text-underline-color="font-color" fo:background-color="#ffffff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8" style:family="text">
      <style:text-properties fo:color="#31849b" fo:font-weight="bold" style:font-weight-asian="bold"/>
    </style:style>
    <style:style style:name="T9" style:family="text">
      <style:text-properties fo:color="#31849b" fo:background-color="#ffffff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style:text-underline-style="none" fo:background-color="#ffffff"/>
    </style:style>
    <style:style style:name="T12" style:family="text">
      <style:text-properties fo:font-size="14pt" fo:font-weight="bold" style:font-size-asian="14pt" style:font-weight-asian="bold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1">SUMMARY OF QUALIFICATION:</text:span></text:p>
          </table:table-cell>
        </table:table-row>
      </table:table>
      <text:p text:style-name="P12"/>
      <text:p text:style-name="P11"><text:span text:style-name="T4">I'm a Full-Stack Ruby developer with a strong interest in ethical hacking, penetration testing and vulnerability analysis. I have 15 years of IT experience and 8 years experience dedicated to web-developmen; have experience with security auditing of web applications.</text:span></text:p>
      <text:p text:style-name="P11"><text:span text:style-name="T4">Over the 9 years I occupied different positions in different departments in a big Shared and Cloud Hosting company: 5 of them were in the Tech Support department and 4 in IT as a Ruby/Rails developer. There I've gained experience dealing with someone else's code, debugging it, as well as with catching security flaws and bugs. For the last 5 years I've been working as a full-stack ruby developer, both remotely and on-side. My previous experience also includes:</text:span></text:p>
      <text:p text:style-name="P12"/>
      <text:list xml:id="list3292552693" text:style-name="WWNum5">
        <text:list-item>
          <text:p text:style-name="P13">Work in the core team of NoNameCon 2021 - the practical cybersecurity conference.</text:p>
        </text:list-item>
        <text:list-item>
          <text:p text:style-name="P13">Supervising the whole web projects’ life cycles, starting from initial proposal and requirements gathering finishing execution and release planning. </text:p>
        </text:list-item>
        <text:list-item>
          <text:p text:style-name="P13">Security researching and penetration testing, preparing reports and fixing security issues.</text:p>
        </text:list-item>
        <text:list-item>
          <text:p text:style-name="P13">Preparing tasks and participating in various CTF security games as a game master.</text:p>
        </text:list-item>
        <text:list-item>
          <text:p text:style-name="P13">Work with legacy code, debugging, refactoring and optimizing web-applications.</text:p>
        </text:list-item>
        <text:list-item>
          <text:p text:style-name="P13">Work as a Team Lead within 4 projects at a time leading both local and remote team members. Mentoring and supervising junior and middle ruby/js developers. Collaborating with remote team members from Romania, India and the USA. </text:p>
        </text:list-item>
        <text:list-item>
          <text:p text:style-name="P13">Mentoring tech support agents and supervisors for a cloud hosting company.</text:p>
        </text:list-item>
      </text:list>
      <text:p text:style-name="P15"/>
      <text:p text:style-name="P20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PERSONAL INFORMATION:</text:span></text:p>
          </table:table-cell>
        </table:table-row>
      </table:table>
      <text:p text:style-name="P1"/>
      <text:p text:style-name="P4"><text:span text:style-name="T4">LinkedIn: </text:span><text:a xlink:type="simple" xlink:href="https://linkedin.com/in/rrott" text:style-name="ListLabel_20_73" text:visited-style-name="ListLabel_20_73"><text:span text:style-name="T5">https://linkedin.com/in/rrott</text:span></text:a><text:span text:style-name="T4"> <text:s/>GitHub: </text:span><text:a xlink:type="simple" xlink:href="https://github.com/rrott" text:style-name="ListLabel_20_73" text:visited-style-name="ListLabel_20_73"><text:span text:style-name="T5">https://github.com/rrott</text:span></text:a><text:span text:style-name="T4"> <text:s/>Portfolio: </text:span><text:a xlink:type="simple" xlink:href="https://rrott.com" text:style-name="ListLabel_20_73" text:visited-style-name="ListLabel_20_73"><text:span text:style-name="T5">https://rrott.com</text:span></text:a></text:p>
      <text:p text:style-name="Standard"><text:span text:style-name="T3">Languages:<text:tab/></text:span><text:span text:style-name="T4">English – upper-intermediate level. Ukrainian – native.</text:span></text:p>
      <text:p text:style-name="P1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SKILLS:</text:span></text:p>
          </table:table-cell>
        </table:table-row>
      </table:table>
      <text:p text:style-name="P12"/>
      <text:p text:style-name="P11"><text:span text:style-name="T4">These are only a few technologies that I use daily while there are many interesting libraries in the Ruby and JS worlds that I used in various projects or for self-education:</text:span></text:p>
      <text:p text:style-name="P17"/>
      <text:p text:style-name="P16"><text:span text:style-name="T3">Ruby, JavaScript/TypeScript/CoffeeScript </text:span><text:span text:style-name="T4">- as the main languages I use.</text:span></text:p>
      <text:p text:style-name="P16"><text:soft-page-break/><text:span text:style-name="T3">Ruby on Rails, React/Redux, Svelte, Electron, AWS, etc.</text:span></text:p>
      <text:p text:style-name="P16"><text:span text:style-name="T4">Experience in scripting languages including </text:span><text:span text:style-name="T3">Python and Bash<text:line-break/></text:span><text:span text:style-name="T4">Experience with security toolkits such as </text:span><text:span text:style-name="T3">Metasploit, and Burp Suite Pro.</text:span></text:p>
      <text:p text:style-name="P17"/>
      <text:p text:style-name="P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Standard"><text:span text:style-name="T1">EDUCATION</text:span></text:p>
          </table:table-cell>
        </table:table-row>
      </table:table>
      <text:p text:style-name="P5"/>
      <text:p text:style-name="Standard"><text:span text:style-name="T3">Zaporizhzhya National University of Ukraine</text:span></text:p>
      <text:p text:style-name="P11"><text:span text:style-name="T4">Specialty: <text:tab/>Economic Cybernetics;</text:span></text:p>
      <text:p text:style-name="P11"><text:span text:style-name="T4">Degree: <text:s text:c="10"/>Mathematician, Economist. Bachelor Degree ‘07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SUMMARY OF EXPERIENCE:</text:span></text:p>
          </table:table-cell>
        </table:table-row>
      </table:table>
      <text:p text:style-name="P26">Detailed portfolio can be also found at: <text:a xlink:type="simple" xlink:href="https://rrott.com" text:style-name="ListLabel_20_74" text:visited-style-name="ListLabel_20_74"><text:span text:style-name="T6">https://rrott.com</text:span></text:a>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21"><text:span text:style-name="T8">Company:</text:span></text:p>
          </table:table-cell>
          <table:table-cell table:style-name="Table6.B1" office:value-type="string">
            <text:p text:style-name="P27"><text:span text:style-name="T2">Berezha Security Group</text:span>(part-time, remote)<text:span text:style-name="T2"> <text:s text:c="4"/></text:span><text:span text:style-name="T10"><text:s text:c="2"/></text:span><text:span text:style-name="T2">Nov 2019 – Present</text:span></text:p>
          </table:table-cell>
        </table:table-row>
        <table:table-row table:style-name="Table6.1">
          <table:table-cell table:style-name="Table6.A2" office:value-type="string">
            <text:p text:style-name="P27"><text:span text:style-name="T8">Project:</text:span></text:p>
          </table:table-cell>
          <table:table-cell table:style-name="Table6.B2" office:value-type="string">
            <text:p text:style-name="Standard"><text:a xlink:type="simple" xlink:href="https://bsg.tech/" text:style-name="ListLabel_20_75" text:visited-style-name="ListLabel_20_75"><text:span text:style-name="T7">Dynamic Application Red Team Simulation</text:span></text:a> - a platform that simplifies penetration tests, automates report generation, and integrates external data sources. </text:p>
          </table:table-cell>
        </table:table-row>
        <table:table-row table:style-name="Table6.1">
          <table:table-cell table:style-name="Table6.A3" office:value-type="string">
            <text:p text:style-name="P3"><text:span text:style-name="T3">Full-stack developer</text:span></text:p>
            <text:p text:style-name="P6"/>
          </table:table-cell>
          <table:table-cell table:style-name="Table6.B3" office:value-type="string">
            <text:list xml:id="list2068832409" text:style-name="WWNum3">
              <text:list-item>
                <text:p text:style-name="P29"><text:span text:style-name="T4">Implemented the whole architecture, starting from the application design in the AWS cloud stack, configuring CI/CD, creating API services and UI applications, finishing implementing own web-design and writing the documentations.</text:span></text:p>
              </text:list-item>
              <text:list-item>
                <text:p text:style-name="P29"><text:span text:style-name="T4">Applied fixes and security updates after the internal pentests.</text:span></text:p>
              </text:list-item>
              <text:list-item>
                <text:p text:style-name="P29"><text:span text:style-name="T4">Participated in the Threat Modeling sessions with </text:span><text:span text:style-name="T3">Threat Dragon </text:span><text:span text:style-name="T4">and</text:span><text:span text:style-name="T3"> Elevation of Privilege.</text:span></text:p>
              </text:list-item>
            </text:list>
            <text:p text:style-name="P23"/>
          </table:table-cell>
        </table:table-row>
        <table:table-row table:style-name="Table6.1">
          <table:table-cell table:style-name="Table6.A1" office:value-type="string">
            <text:p text:style-name="P21"><text:span text:style-name="T8">Company:</text:span></text:p>
          </table:table-cell>
          <table:table-cell table:style-name="Table6.B1" office:value-type="string">
            <text:p text:style-name="P27"><text:span text:style-name="T2">Cater2.me <text:s text:c="58"/>Oct 2017 – Feb 2021</text:span></text:p>
          </table:table-cell>
        </table:table-row>
        <table:table-row table:style-name="Table6.1">
          <table:table-cell table:style-name="Table6.A2" office:value-type="string">
            <text:p text:style-name="P27"><text:span text:style-name="T8">Project:</text:span></text:p>
          </table:table-cell>
          <table:table-cell table:style-name="Table6.B2" office:value-type="string">
            <text:p text:style-name="Standard"><text:a xlink:type="simple" xlink:href="https://cater2.me" text:style-name="ListLabel_20_75" text:visited-style-name="ListLabel_20_75"><text:span text:style-name="T7">Cater2.me</text:span></text:a><text:span text:style-name="T2"> - website and services.</text:span></text:p>
            <text:p text:style-name="Standard">Customized catering solutions for companies and distributed teams</text:p>
          </table:table-cell>
        </table:table-row>
        <table:table-row table:style-name="Table6.1">
          <table:table-cell table:style-name="Table6.A6" office:value-type="string">
            <text:p text:style-name="Standard"><text:span text:style-name="T3">Full-stack developer</text:span></text:p>
          </table:table-cell>
          <table:table-cell table:style-name="Table6.B6" office:value-type="string">
            <text:list xml:id="list51903290461647" text:continue-numbering="true" text:style-name="WWNum3">
              <text:list-item>
                <text:p text:style-name="P29"><text:span text:style-name="T4">Maintained website, several internal applications, applications for clients, vendors and operators, maintained admin console.</text:span></text:p>
              </text:list-item>
              <text:list-item>
                <text:p text:style-name="P29"><text:span text:style-name="T4">Prepared and held internal penetration test(both, black-box and white-box). Communicated with the QAs to explain to them the bugs and provide the essentials of how to use Burp Suite within current QA testing workflow.</text:span></text:p>
              </text:list-item>
            </text:list>
            <text:p text:style-name="P24"/>
          </table:table-cell>
        </table:table-row>
        <table:table-row table:style-name="Table6.1">
          <table:table-cell table:style-name="Table6.A1" office:value-type="string">
            <text:p text:style-name="P22"><text:span text:style-name="T8">Company:</text:span></text:p>
          </table:table-cell>
          <table:table-cell table:style-name="Table6.B1" office:value-type="string">
            <text:p text:style-name="P27"><text:span text:style-name="T2">Sphere Software</text:span>(outsourcing company)<text:span text:style-name="T2"> <text:s text:c="7"/>Mar 2016 – Oct 2017</text:span></text:p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2" office:value-type="string">
            <text:p text:style-name="Standard"><text:a xlink:type="simple" xlink:href="https://groupon.com" text:style-name="ListLabel_20_75" text:visited-style-name="ListLabel_20_75"><text:span text:style-name="T7">Groupon</text:span></text:a> - US global e-commerce marketplace connecting subscribers with local merchants </text:p>
          </table:table-cell>
        </table:table-row>
        <table:table-row table:style-name="Table6.1">
          <table:table-cell table:style-name="Table6.A9" office:value-type="string">
            <text:p text:style-name="P8"><text:span text:style-name="T3">Back-end developer</text:span></text:p>
          </table:table-cell>
          <table:table-cell table:style-name="Table6.B9" office:value-type="string">
            <text:list xml:id="list51903361127101" text:continue-numbering="true" text:style-name="WWNum3">
              <text:list-item>
                <text:p text:style-name="P29"><text:span text:style-name="T4">Worked as a part of a big distributed team, implementing back-end entities and business logic for Groupon’s notification engine that handled SMS communication for Online Booking. </text:span></text:p>
              </text:list-item>
            </text:list>
            <text:p text:style-name="P24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2" office:value-type="string">
            <text:p text:style-name="Standard"><text:a xlink:type="simple" xlink:href="https://chairlift.io" text:style-name="ListLabel_20_75" text:visited-style-name="ListLabel_20_75"><text:span text:style-name="T7">Chairlift Expense</text:span></text:a> - internal project for handling company's expenses</text:p>
            <text:p text:style-name="Standard"/>
          </table:table-cell>
        </table:table-row>
        <table:table-row table:style-name="Table6.1">
          <table:table-cell table:style-name="Table6.A11" office:value-type="string">
            <text:p text:style-name="P3"><text:span text:style-name="T3">Team Lead,</text:span></text:p>
            <text:p text:style-name="P9"><text:span text:style-name="T3">Full-stack developer</text:span></text:p>
          </table:table-cell>
          <table:table-cell table:style-name="Table6.B11" office:value-type="string">
            <text:list xml:id="list2192739057" text:style-name="WWNum1">
              <text:list-item>
                <text:p text:style-name="P30"><text:span text:style-name="T4">Held planning sessions and architecture discussions. </text:span></text:p>
              </text:list-item>
              <text:list-item>
                <text:p text:style-name="P30"><text:span text:style-name="T4">Worked on estimating and allocating resources, writing stories, decision-making and negotiating, communicating with the project owner, and providing code reviews.</text:span></text:p>
              </text:list-item>
            </text:list>
            <text:p text:style-name="P25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12" office:value-type="string">
            <text:p text:style-name="Standard"><text:a xlink:type="simple" xlink:href="https://dabble.co" text:style-name="ListLabel_20_75" text:visited-style-name="ListLabel_20_75"><text:span text:style-name="T7">Dabble</text:span></text:a> - Curated platform to discover and share skills in the community. </text:p>
          </table:table-cell>
        </table:table-row>
        <table:table-row table:style-name="Table6.1">
          <table:table-cell table:style-name="Table6.A13" office:value-type="string">
            <text:p text:style-name="P3"><text:span text:style-name="T3">Full-stack developer</text:span></text:p>
          </table:table-cell>
          <table:table-cell table:style-name="Table6.B13" office:value-type="string">
            <text:list xml:id="list51903433931235" text:continue-numbering="true" text:style-name="WWNum1">
              <text:list-item>
                <text:p text:style-name="P31"><text:span text:style-name="T4">Worked on both front-end and back-end parts.</text:span></text:p>
              </text:list-item>
              <text:list-item>
                <text:p text:style-name="P31"><text:span text:style-name="T4">Re-implemented SSO(Single sign-on) service. </text:span></text:p>
              </text:list-item>
            </text:list>
            <text:p text:style-name="P18"/>
          </table:table-cell>
        </table:table-row>
        <table:table-row table:style-name="Table6.1">
          <table:table-cell table:style-name="Table6.A2" office:value-type="string">
            <text:p text:style-name="P28"><text:span text:style-name="T8">Project:</text:span></text:p>
          </table:table-cell>
          <table:table-cell table:style-name="Table6.B12" office:value-type="string">
            <text:p text:style-name="Standard"><text:a xlink:type="simple" xlink:href="https://www.enova.com/" text:style-name="ListLabel_20_75" text:visited-style-name="ListLabel_20_75"><text:span text:style-name="T7">Enova</text:span></text:a> - financial technology company that provides online financial services through the AI and machine learning-powered platform.</text:p>
          </table:table-cell>
        </table:table-row>
        <table:table-row table:style-name="Table6.1">
          <table:table-cell table:style-name="Table6.A15" office:value-type="string">
            <text:p text:style-name="P9"><text:span text:style-name="T3">Team Lead,</text:span></text:p>
            <text:p text:style-name="P9"><text:span text:style-name="T3">Full-stack developer </text:span></text:p>
          </table:table-cell>
          <table:table-cell table:style-name="Table6.B15" office:value-type="string">
            <text:list xml:id="list1273098354" text:style-name="WWNum2">
              <text:list-item>
                <text:p text:style-name="P32"><text:span text:style-name="T4">Worked on a large enterprise project in the financial sphere, lead the local team, estimated and allocated resources. Held code reviews, refactored/rewrote legacy code. 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22"><text:span text:style-name="T8">Company:</text:span></text:p>
          </table:table-cell>
          <table:table-cell table:style-name="Table6.B1" office:value-type="string">
            <text:p text:style-name="P27"><text:span text:style-name="T2">Ecommerce LLC <text:s text:c="45"/>Sep 2006 – Oct 2015</text:span></text:p>
          </table:table-cell>
        </table:table-row>
        <table:table-row table:style-name="Table6.1">
          <table:table-cell table:style-name="Table6.A2" office:value-type="string">
            <text:p text:style-name="P28"><text:span text:style-name="T8">Projects:</text:span></text:p>
          </table:table-cell>
          <table:table-cell table:style-name="Table6.B12" office:value-type="string">
            <text:p text:style-name="Standard"><text:a xlink:type="simple" xlink:href="https://www.cloudbyix.com/" text:style-name="ListLabel_20_75" text:visited-style-name="ListLabel_20_75"><text:span text:style-name="T7">CloudByIX.com</text:span></text:a></text:p>
            <text:p text:style-name="Standard">Cloud hosting platform and its control panel.</text:p>
          </table:table-cell>
        </table:table-row>
        <table:table-row table:style-name="Table6.1">
          <table:table-cell table:style-name="Table6.A18" office:value-type="string">
            <text:p text:style-name="P9"><text:span text:style-name="T4">IT department</text:span></text:p>
            <text:p text:style-name="P3"><text:span text:style-name="T4">(Sept 2012 – Oct 2015)</text:span></text:p>
            <text:p text:style-name="P2"/>
            <text:p text:style-name="P9"><text:span text:style-name="T3">- Team Lead </text:span></text:p>
            <text:p text:style-name="P9"><text:span text:style-name="T3">- Middle developer</text:span></text:p>
            <text:p text:style-name="P9"><text:span text:style-name="T3">- Junior developer</text:span></text:p>
            <text:p text:style-name="P7"/>
          </table:table-cell>
          <table:table-cell table:style-name="Table6.B18" office:value-type="string">
            <text:list xml:id="list2382352023" text:style-name="WWNum6">
              <text:list-item>
                <text:p text:style-name="P35">Provided several internal penetration tests, held lectures and workshops about cybersecurity best practices. Initiated opening own public Bug Bounty program.</text:p>
              </text:list-item>
              <text:list-item>
                <text:p text:style-name="P35">Supervised the whole life cycle of 4 projects, starting from initial proposal and requirements gathering finishing execution and release planning.</text:p>
              </text:list-item>
              <text:list-item>
                <text:p text:style-name="P35">Mentored and supervised the UI Team of 5 developers.</text:p>
              </text:list-item>
              <text:list-item>
                <text:p text:style-name="P35">Created OSS JS libraries. Maintained internal ruby gems.</text:p>
              </text:list-item>
            </text:list>
          </table:table-cell>
        </table:table-row>
        <table:table-row table:style-name="Table6.1">
          <table:table-cell table:style-name="Table6.A2" office:value-type="string">
            <text:p text:style-name="P28"><text:span text:style-name="T8">Projects:</text:span></text:p>
          </table:table-cell>
          <table:table-cell table:style-name="Table6.B12" office:value-type="string">
            <text:p text:style-name="Standard"><text:a xlink:type="simple" xlink:href="https://ixwebhosting.com" text:style-name="ListLabel_20_75" text:visited-style-name="ListLabel_20_75"><text:span text:style-name="T7">IxWebhosting.com</text:span></text:a> <text:s/><text:a xlink:type="simple" xlink:href="https://hostexcellence.com" text:style-name="ListLabel_20_75" text:visited-style-name="ListLabel_20_75"><text:span text:style-name="T7">HostExcellence.com</text:span></text:a></text:p>
            <text:p text:style-name="Standard">Shared and Cloud web hosting services.</text:p>
          </table:table-cell>
        </table:table-row>
        <table:table-row table:style-name="Table6.1">
          <table:table-cell table:style-name="Table6.A20" office:value-type="string">
            <text:p text:style-name="P9"><text:span text:style-name="T4">Tech Support.</text:span></text:p>
            <text:p text:style-name="P3"><text:span text:style-name="T4">(Sept 2006 – Sept 2012)</text:span></text:p>
            <text:p text:style-name="P2"/>
            <text:p text:style-name="P9"><text:span text:style-name="T3">- Assistant Technical Manager, </text:span></text:p>
            <text:p text:style-name="P9"><text:span text:style-name="T3">- Supervisor,</text:span></text:p>
            <text:p text:style-name="P9"><text:span text:style-name="T3">- Tech Support Agent</text:span></text:p>
          </table:table-cell>
          <table:table-cell table:style-name="Table6.B20" office:value-type="string">
            <text:list xml:id="list664109597" text:style-name="WWNum8">
              <text:list-item>
                <text:p text:style-name="P33"><text:span text:style-name="T4">Mentored and led 1-2 new supervisors each year, taught more than 50 tech support agents.</text:span></text:p>
              </text:list-item>
            </text:list>
            <text:list xml:id="list2272780349" text:style-name="WWNum7">
              <text:list-item>
                <text:p text:style-name="P34"><text:span text:style-name="T4">Interacted with ~50 customers each day, improving their experience by fixing their websites and providing technical support.</text:span></text:p>
              </text:list-item>
              <text:list-item>
                <text:p text:style-name="P34"><text:span text:style-name="T4">Rewrote onboarding process for newbies in the tech support department. Implemented internal education workflows, policies and wiki system.</text:span></text:p>
              </text:list-item>
            </text:list>
          </table:table-cell>
        </table:table-row>
      </table:table>
      <text:p text:style-name="P5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1">VOLUNTEERISM</text:span></text:p>
          </table:table-cell>
        </table:table-row>
      </table:table>
      <text:p text:style-name="P19"/>
      <text:list xml:id="list730639543" text:style-name="WWNum4">
        <text:list-item>
          <text:p text:style-name="P14"><text:span text:style-name="T4">I am a member of NoNameCon 2021 core team - the Ukrainian community-built practical cybersecurity conference.</text:span></text:p>
        </text:list-item>
        <text:list-item>
          <text:p text:style-name="P14"><text:span text:style-name="T4">My interest in ethical hacking has resulted in dozens of found and reported security issues in such services as rubygems.org, ZeroMail, tagged.com, ixWebhosting, cater2.me, etc.</text:span></text:p>
        </text:list-item>
        <text:list-item>
          <text:p text:style-name="P14"><text:span text:style-name="T4">I took part in a CTF as a Game Master and designed several vulnerable applications for UISGCon #10, #11, #12 (2014-2016) and “NoNameCon 2018” cybersecurity conferences. </text:span></text:p>
        </text:list-item>
        <text:list-item>
          <text:p text:style-name="P14"><text:span text:style-name="T4">Prepared a CTF game for «HackIT-2015» - the Cybersecurity Olympiad and International forum «Cybersecurity: Ukraine and the world»</text:span></text:p>
        </text:list-item>
        <text:list-item>
          <text:p text:style-name="P14"><text:span text:style-name="T4">Created websites and time tracking app for the “OWASP Ukraine 2019” and “NoNameCon 2019” conferences.</text:span></text:p>
        </text:list-item>
        <text:list-item>
          <text:p text:style-name="P14"><text:span text:style-name="T4">I am working on my own open source pet-project on Electron(using React and TypeScript).</text:span></text:p>
        </text:list-item>
        <text:list-item>
          <text:p text:style-name="P14"><text:span text:style-name="T4">Held “Ruby for pentesters” presentation on the very first OWASP Kyiv Chapter meetup and <text:s/>on the 11th Ruby Meditation meetup.</text:span></text:p>
        </text:list-item>
        <text:list-item>
          <text:p text:style-name="P14"><text:span text:style-name="T4">Had a “Ruby Security Tips” talk on the OWASP Kyiv Chapter meetup.</text:span></text:p>
        </text:list-item>
        <text:list-item>
          <text:p text:style-name="P14"><text:span text:style-name="T4">Partnered with 4 friends of mine to plan and execute several Front-End Meetups and the very first Hackathon in Zaporizhzhya city.</text:span></text:p>
        </text:list-item>
        <text:list-item>
          <text:p text:style-name="P14"><text:span text:style-name="T4">Contributed to open-source projects, e.g.: react-toolbox gitlab-ce phony site_prism.vc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1155cc" style:text-underline-style="solid" style:text-underline-width="auto" style:text-underline-color="font-color"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text-underline-style="solid" style:text-underline-width="auto" style:text-underline-color="font-color"/>
    </style:style>
    <style:style style:name="ListLabel_20_75" style:display-name="ListLabel 7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ListLabel_20_76" style:display-name="ListLabel 76" style:family="text"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56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57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58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9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0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61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62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63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65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66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67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68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9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0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71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72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size="14pt" fo:font-weight="bold" style:font-size-asian="14pt" style:font-weight-asian="bold" style:font-size-complex="14pt"/>
    </style:style>
    <style:style style:name="MP2" style:family="paragraph" style:parent-style-name="Standard">
      <style:paragraph-properties fo:text-align="justify" style:justify-single-word="false"/>
    </style:style>
    <style:style style:name="MP3" style:family="paragraph">
      <loext:graphic-properties draw:fill="solid" draw:fill-color="#a0a0a0"/>
      <style:paragraph-properties fo:text-align="center"/>
    </style:style>
    <style:style style:name="MT1" style:family="text">
      <style:text-properties fo:font-size="14pt" fo:font-weight="bold" style:font-size-asian="14pt" style:font-weight-asian="bold" style:font-size-complex="14pt"/>
    </style:style>
    <style:style style:name="MT2" style:family="text">
      <style:text-properties fo:font-weight="bold" style:font-weight-asian="bold"/>
    </style:style>
    <style:style style:name="MT3" style:family="text">
      <style:text-properties fo:background-color="#ffffff"/>
    </style:style>
    <style:style style:name="MT4" style:family="text">
      <style:text-properties style:text-underline-style="solid" style:text-underline-width="auto" style:text-underline-color="font-color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  <style:page-layout style:name="Mpm1">
      <style:page-layout-properties fo:page-width="8.2681in" fo:page-height="11.6929in" style:num-format="1" style:print-orientation="portrait" fo:margin-top="0in" fo:margin-bottom="1in" fo:margin-left="0.7917in" fo:margin-right="0.7917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Standard"><text:span text:style-name="MT1">Roman Rott<text:tab/></text:span><text:span text:style-name="MT2"><text:tab/><text:tab/><text:tab/><text:tab/><text:tab/><text:tab/><text:tab/><text:tab/><text:tab/><text:tab/></text:span><text:page-number text:select-page="current">3</text:page-number></text:p>
        <text:p text:style-name="Standard">Ruby/JS Full-Stack developer, <text:span text:style-name="MT3">Cybersecurity</text:span> Enthusiast <text:tab/><text:tab/><text:tab/> <text:s/>Location: Kyiv, Ukraine</text:p>
        <text:p text:style-name="MP2">Contact phone number: +380-50-832-7234 <text:s text:c="3"/><text:tab/> <text:s text:c="5"/><text:a xlink:type="simple" xlink:href="mailto:roman@rrott.com" text:style-name="ListLabel_20_76" text:visited-style-name="ListLabel_20_76"><text:span text:style-name="MT4">roman@rrott.com</text:span></text:a> / <text:a xlink:type="simple" xlink:href="mailto:roman.rott@owasp.org" text:style-name="ListLabel_20_76" text:visited-style-name="ListLabel_20_76"><text:span text:style-name="MT4">roman.rott@owasp.org</text:span></text:a></text:p>
        <text:p text:style-name="MP2"><draw:rect text:anchor-type="as-char" style:rel-width="100%" draw:z-index="2" draw:style-name="Mgr1" draw:text-style-name="MP3" svg:width="0.0012in" svg:height="0.0213in"><text:p/></draw:r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3" meta:paragraph-count="102" meta:word-count="1047" meta:character-count="7404" meta:non-whitespace-character-count="6316"/>
    <meta:generator>LibreOfficeDev/6.0.5.2$Linux_X86_64 LibreOffice_project/</meta:generator>
  </office:meta>
</office:document-meta>
</file>